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17cm"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[20190925_091447]</text:p>
      <text:p text:style-name="Text_20_body"/>
      <text:p text:style-name="P7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1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8">word / a`sher – which / come to pass / el-mixa: ~ towards Micha / </text:p>
          </table:table-cell>
        </table:table-row>
      </table:table>
      <text:p text:style-name="P4"/>
      <table:table table:name="表46" table:style-name="表46">
        <table:table-column table:style-name="表46.A"/>
        <table:table-row>
          <table:table-cell table:style-name="表46.A1" office:value-type="string">
            <text:p text:style-name="P1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8">ha'morash'tiy ~ the Morashitite / biyme:y ~ in the days / yo:tha:m ~ Jotham / </text:p>
          </table:table-cell>
        </table:table-row>
      </table:table>
      <text:p text:style-name="P2"/>
      <table:table table:name="表47" table:style-name="表47">
        <table:table-column table:style-name="表47.A"/>
        <table:table-row>
          <table:table-cell table:style-name="表47.A1" office:value-type="string">
            <text:p text:style-name="P1">אָחָז יְחִזְקִיָּה מַלְכֵי יְהוּדָה </text:p>
          </table:table-cell>
        </table:table-row>
        <table:table-row>
          <table:table-cell table:style-name="表47.A2" office:value-type="string">
            <text:p text:style-name="P8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1">אֲשֶׁר־חָזָה עַל־שֹׁמְרוֹן וִירוּשָׁלִָם</text:p>
          </table:table-cell>
        </table:table-row>
        <table:table-row>
          <table:table-cell table:style-name="表48.A2" office:value-type="string">
            <text:p text:style-name="P8">which / cha:za: ~ gaze / <text:span text:style-name="T6">A</text:span>l ~ above / shom'ro-n / wi'yru:sha:la:im</text:p>
          </table:table-cell>
        </table:table-row>
      </table:table>
      <text:p text:style-name="P4"/>
      <text:p text:style-name="P4"/>
      <table:table table:name="表49" table:style-name="表49">
        <table:table-column table:style-name="表49.A"/>
        <table:table-row>
          <table:table-cell table:style-name="表49.A1" office:value-type="string">
            <text:p text:style-name="P1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8">shim'<text:span text:style-name="T6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1">אֶרֶץ וּמְלֹאָהּ וִיהִי אֲדֹנָי </text:p>
          </table:table-cell>
        </table:table-row>
        <table:table-row>
          <table:table-cell table:style-name="表49.A2" office:value-type="string">
            <text:p text:style-name="P8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1">יְהוִה בָּכֶם לְעֵד </text:p>
          </table:table-cell>
        </table:table-row>
        <table:table-row>
          <table:table-cell table:style-name="表49.A2" office:value-type="string">
            <text:p text:style-name="P8">y'hwi: ~ Yehovah / ba:xem ~ towards them / l'<text:span text:style-name="T6">E</text:span>:d ~ for witness </text:p>
          </table:table-cell>
        </table:table-row>
        <table:table-row>
          <table:table-cell table:style-name="表49.A2" office:value-type="string">
            <text:p text:style-name="P1">אֲדֹנָי מֵהֵיכַל קָדְשׁוֹ</text:p>
          </table:table-cell>
        </table:table-row>
        <table:table-row>
          <table:table-cell table:style-name="表49.A2" office:value-type="string">
            <text:p text:style-name="P8">a`dona:y / me:he:yxal ~ from temple / qa:d'sho: ~ his sacred place</text:p>
          </table:table-cell>
        </table:table-row>
      </table:table>
      <text:p text:style-name="P7"><text:span text:style-name="T3"/></text:p>
      <text:p text:style-name="P7"><text:soft-page-break/><text:span text:style-name="T3"/></text:p>
      <text:p text:style-name="P7"><text:span text:style-name="T3">[next] </text:span><text:span text:style-name="T4">1:3</text:span><text:span text:style-name="T5"> “</text:span><text:span text:style-name="T3">XXX”</text:span></text:p>
      <text:p text:style-name="Text_20_body"/>
      <text:p text:style-name="P6">[/  20190925_093935]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25T09:41:09.03</meta:creation-date>
    <meta:document-statistic meta:table-count="5" meta:image-count="0" meta:object-count="0" meta:page-count="2" meta:paragraph-count="20" meta:word-count="157" meta:character-count="891"/>
    <dc:date>2019-09-25T09:41:48.01</dc:date>
    <dc:creator>iwabuchi ken</dc:creator>
    <meta:editing-duration>PT39S</meta:editing-duration>
    <meta:editing-cycles>1</meta:editing-cycles>
    <meta:generator>OpenOffice/4.1.3$Win32 OpenOffice.org_project/413m1$Build-9783</meta:generator>
  </office:meta>
</office:document-meta>
</file>